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fo:min-height="12.179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6.3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tereo Vision Algorithm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Dr. Chao Wu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Use KITTI sequence 00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amera:</text:p>
                <text:list>
                  <text:list-item>
                    <text:p>const float focal = 718.856;</text:p>
                  </text:list-item>
                  <text:list-item>
                    <text:p>const Point2f pp = Point2f(607.1928, 185.2157);</text:p>
                  </text:list-item>
                  <text:list-item>
                    <text:p>const float baseline = 0.53715; // the distance between left camera and right camera</text:p>
                  </text:list-item>
                  <text:list-item>
                    <text:p>const Mat cam_mat = (Mat_&lt;float&gt;(3,3)&lt;&lt;focal, 0.0f, pp.x,</text:p>
                  </text:list-item>
                  <text:list-item>
                    <text:p><text:s text:c="35"/>0.0f, focal, pp.y,</text:p>
                  </text:list-item>
                  <text:list-item>
                    <text:p><text:s text:c="35"/>0.0f, 0.0f, 1.0f);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Camera Clas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class camera</text:p>
              </text:list-item>
              <text:list-item>
                <text:p>{</text:p>
              </text:list-item>
              <text:list-item>
                <text:p>public:</text:p>
              </text:list-item>
              <text:list-item>
                <text:p><text:s text:c="4"/>camera(int width, int height, float focalx, float focaly, float ppx, float ppy);</text:p>
              </text:list-item>
              <text:list-item>
                <text:p><text:s text:c="4"/>float imwidth; <text:s text:c="5"/>// image width</text:p>
              </text:list-item>
              <text:list-item>
                <text:p><text:s text:c="4"/>float imheight; <text:s text:c="4"/>// image height</text:p>
              </text:list-item>
              <text:list-item>
                <text:p><text:s text:c="4"/>float fx; <text:s text:c="10"/>// focal length x</text:p>
              </text:list-item>
              <text:list-item>
                <text:p><text:s text:c="4"/>float fy; <text:s text:c="10"/>// focal length y</text:p>
              </text:list-item>
              <text:list-item>
                <text:p><text:s text:c="4"/>float cx; <text:s text:c="10"/>// principal point's x coordinate</text:p>
              </text:list-item>
              <text:list-item>
                <text:p><text:s text:c="4"/>float cy; <text:s text:c="10"/>// principal point's y coordinate</text:p>
              </text:list-item>
              <text:list-item>
                <text:p><text:s text:c="4"/>Mat <text:s text:c="2"/>camMatrix; <text:s text:c="3"/>// camera projection matrix</text:p>
              </text:list-item>
              <text:list-item>
                <text:p>};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// Pose state vector</text:p>
              </text:list-item>
              <text:list-item>
                <text:p><text:s text:c="4"/>Mat oldRvec = (Mat_&lt;double&gt;(3,1)&lt;&lt;0, 0, 0); // rotation rate ( angular velocity)</text:p>
              </text:list-item>
              <text:list-item>
                <text:p><text:s text:c="4"/>Mat oldTvec = (Mat_&lt;double&gt;(3,1)&lt;&lt;0, 0, 0); // translation <text:s text:c="2"/>(position)</text:p>
              </text:list-item>
              <text:list-item>
                <text:p><text:s text:c="4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Loop begins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Load both imag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list>
                  <text:list-item>
                    <text:p/>
                  </text:list-item>
                  <text:list-item>
                    <text:p>Mat img_l = imread(head_name+"image_0/"+tail_name, 0);</text:p>
                  </text:list-item>
                  <text:list-item>
                    <text:p><text:s text:c="8"/>Mat img_r = <text:tab/>imread(head_name+"image_1/"+tail_name, 0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list text:style-name="L1">
              <text:list-item>
                <text:p>Detect fast corners</text:p>
              </text:list-item>
            </text:list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/>
                <text:list>
                  <text:list-item>
                    <text:p>vector&lt;KeyPoint&gt; keyPts;</text:p>
                  </text:list-item>
                  <text:list-item>
                    <text:p><text:s text:c="8"/>FAST(img_l, keyPts, 20, true, 2); // threshold is 20, do non-maximum suppression, 16-9 method</text:p>
                  </text:list-item>
                  <text:list-item>
                    <text:p><text:s text:c="8"/>vector&lt;Point2f&gt; pts;</text:p>
                  </text:list-item>
                  <text:list-item>
                    <text:p><text:s text:c="8"/>KeyPoint::convert(keyPts, pts);</text:p>
                  </text:list-item>
                  <text:list-item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andle featur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// Assign features into grids</text:p>
              </text:list-item>
              <text:list-item>
                <text:p><text:s text:c="8"/>vector&lt; vector&lt;int&gt; &gt; subidx;</text:p>
              </text:list-item>
              <text:list-item>
                <text:p><text:s text:c="8"/>frame.GetFeaturesIntoGrid(pts, subidx);</text:p>
              </text:list-item>
              <text:list-item>
                <text:p><text:s text:c="8"/></text:p>
              </text:list-item>
              <text:list-item>
                <text:p><text:s text:c="8"/>// Sort the subidx</text:p>
              </text:list-item>
              <text:list-item>
                <text:p><text:s text:c="8"/>frame.SortSubIdx(keyPts, subidx);</text:p>
              </text:list-item>
              <text:list-item>
                <text:p><text:s text:c="8"/>int occupied=0;</text:p>
              </text:list-item>
              <text:list-item>
                <text:p><text:s text:c="8"/>for (size_t i=0; i&lt;subidx.size(); i++) { <text:s text:c="4"/>if (!subidx[i].empty()) { <text:s text:c="12"/>occupied++; <text:s text:c="11"/>} <text:s text:c="7"/>}</text:p>
              </text:list-item>
              <text:list-item>
                <text:p><text:s text:c="8"/></text:p>
              </text:list-item>
              <text:list-item>
                <text:p><text:s text:c="8"/>// Pick up top points in each grid</text:p>
              </text:list-item>
              <text:list-item>
                <text:p><text:s text:c="8"/>vector&lt;Point2f&gt; topPts;</text:p>
              </text:list-item>
              <text:list-item>
                <text:p><text:s text:c="8"/>int want_in_each = MIN(1000 / occupied, 7);</text:p>
              </text:list-item>
              <text:list-item>
                <text:p><text:s text:c="8"/></text:p>
              </text:list-item>
              <text:list-item>
                <text:p><text:s text:c="8"/>frame.SelectTopN(pts, topPts, subidx, want_in_each);</text:p>
              </text:list-item>
              <text:list-item>
                <text:p/>
              </text:list-item>
              <text:list-item>
                <text:p><text:s text:c="8"/></text:p>
              </text:list-item>
              <text:list-item>
                <text:p><text:s text:c="8"/>// Sub-pixel refinement (very optional!)</text:p>
              </text:list-item>
              <text:list-item>
                <text:p><text:s text:c="8"/>cornerSubPix(img_l, topPts, Size(5,5), Size(-1,-1), crit);</text:p>
              </text:list-item>
              <text:list-item>
                <text:p><text:s text:c="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Stereo match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vector&lt;float&gt; disp;</text:p>
              </text:list-item>
              <text:list-item>
                <text:p>frame.FindDisparity(topPts, disp, img_l, img_r, y_threshold);</text:p>
              </text:list-item>
              <text:list-item>
                <text:p><text:s text:c="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Stereo match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vector&lt;float&gt; disp;</text:p>
              </text:list-item>
              <text:list-item>
                <text:p>frame.FindDisparity(topPts, disp, img_l, img_r, y_threshold);</text:p>
              </text:list-item>
              <text:list-item>
                <text:p><text:s text:c="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 text:c="4"/>//---------Predict points' locations in current frame------//</text:p>
              </text:list-item>
              <text:list-item>
                <text:p><text:s text:c="12"/>vector&lt;Point3f&gt; prevPts3d, prediPts3d;</text:p>
              </text:list-item>
              <text:list-item>
                <text:p><text:s text:c="12"/>vector&lt;Point2f&gt; prediPts;</text:p>
              </text:list-item>
              <text:list-item>
                <text:p><text:s text:c="12"/>vector&lt;bool&gt; canBeSeen;</text:p>
              </text:list-item>
              <text:list-item>
                <text:p><text:s text:c="12"/></text:p>
              </text:list-item>
              <text:list-item>
                <text:p><text:s text:c="12"/>// 3D points described in last camera coordinates</text:p>
              </text:list-item>
              <text:list-item>
                <text:p><text:s text:c="12"/>for (size_t i=0; i&lt;old_pts.size(); i++) {</text:p>
              </text:list-item>
              <text:list-item>
                <text:p><text:s text:c="16"/>float b_by_d = baseline / old_disp[i];</text:p>
              </text:list-item>
              <text:list-item>
                <text:p><text:s text:c="16"/>float Z = focal * b_by_d;</text:p>
              </text:list-item>
              <text:list-item>
                <text:p><text:s text:c="16"/>float X = (old_pts[i].x-pp.x) * b_by_d;</text:p>
              </text:list-item>
              <text:list-item>
                <text:p><text:s text:c="16"/>float Y = (old_pts[i].y-pp.y) * b_by_d;</text:p>
              </text:list-item>
              <text:list-item>
                <text:p><text:s text:c="16"/></text:p>
              </text:list-item>
              <text:list-item>
                <text:p><text:s text:c="16"/>prevPts3d.push_back(Point3f(X,Y,Z));</text:p>
              </text:list-item>
              <text:list-item>
                <text:p><text:s text:c="12"/>}</text:p>
              </text:list-item>
              <text:list-item>
                <text:p><text:s text:c="8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 text:c="2"/>// Transform to current-camera-coordinates.</text:p>
              </text:list-item>
              <text:list-item>
                <text:p><text:s text:c="12"/>// To predict current camera pose(relative to previous camera),</text:p>
              </text:list-item>
              <text:list-item>
                <text:p><text:s text:c="12"/>// we assume that it's just the same as (the relative pose between last_camera &amp; last_last_camera).</text:p>
              </text:list-item>
              <text:list-item>
                <text:p><text:s text:c="12"/>Mat oldR;</text:p>
              </text:list-item>
              <text:list-item>
                <text:p><text:s text:c="12"/>rvec2mat(oldRvec, oldR);</text:p>
              </text:list-item>
              <text:list-item>
                <text:p><text:s text:c="12"/>Transform3D(prevPts3d, prediPts3d, oldR, oldTvec);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 text:c="3"/></text:p>
              </text:list-item>
              <text:list-item>
                <text:p><text:s text:c="12"/>// Project these points to image plane.</text:p>
              </text:list-item>
              <text:list-item>
                <text:p><text:s text:c="12"/>projectObj2img(prediPts3d, prediPts, cam, canBeSeen);</text:p>
              </text:list-item>
              <text:list-item>
                <text:p><text:s text:c="12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 text:c="10"/>//-------------Tracker----------------------------------//</text:p>
              </text:list-item>
              <text:list-item>
                <text:p><text:s text:c="12"/>Mat err;</text:p>
              </text:list-item>
              <text:list-item>
                <text:p><text:s text:c="12"/>vector&lt;uchar&gt; f_status;</text:p>
              </text:list-item>
              <text:list-item>
                <text:p><text:s text:c="12"/>vector&lt;Point2f&gt; new_pts;</text:p>
              </text:list-item>
              <text:list-item>
                <text:p><text:s text:c="12"/></text:p>
              </text:list-item>
              <text:list-item>
                <text:p><text:s text:c="12"/>// Optical flow tracker</text:p>
              </text:list-item>
              <text:list-item>
                <text:p><text:s text:c="12"/>new_pts = prediPts;</text:p>
              </text:list-item>
              <text:list-item>
                <text:p><text:s text:c="12"/>calcOpticalFlowPyrLK(old_img_l, img_l, old_pts, new_pts, f_status, err, Size(7,7));</text:p>
              </text:list-item>
              <text:list-item>
                <text:p><text:s text:c="12"/></text:p>
              </text:list-item>
              <text:list-item>
                <text:p><text:s text:c="12"/>// Check: If the distance between the tracked and the predicted locations exceeds 15,</text:p>
              </text:list-item>
              <text:list-item>
                <text:p><text:s text:c="12"/>// it may be a wrong association, we just discard it.</text:p>
              </text:list-item>
              <text:list-item>
                <text:p><text:s text:c="12"/>size_t tracked = 0;</text:p>
              </text:list-item>
              <text:list-item>
                <text:p><text:s text:c="12"/>if (numFrame &gt; start_frame+1) {</text:p>
              </text:list-item>
              <text:list-item>
                <text:p><text:s text:c="16"/>for (size_t i=0; i&lt;old_pts.size(); i++) {</text:p>
              </text:list-item>
              <text:list-item>
                <text:p><text:s text:c="20"/>if (f_status[i]) {</text:p>
              </text:list-item>
              <text:list-item>
                <text:p><text:s text:c="24"/>if (sqrt(pow(prediPts[i].x-new_pts[i].x, 2.0)+pow(prediPts[i].y-new_pts[i].y, 2))&lt;15) {</text:p>
              </text:list-item>
              <text:list-item>
                <text:p><text:s text:c="28"/>old_pts[tracked] = old_pts[i];</text:p>
              </text:list-item>
              <text:list-item>
                <text:p><text:s text:c="28"/>new_pts[tracked] = new_pts[i];</text:p>
              </text:list-item>
              <text:list-item>
                <text:p><text:s text:c="28"/>old_disp[tracked] = old_disp[i];</text:p>
              </text:list-item>
              <text:list-item>
                <text:p><text:s text:c="28"/>tracked++;</text:p>
              </text:list-item>
              <text:list-item>
                <text:p><text:s text:c="24"/>}</text:p>
              </text:list-item>
              <text:list-item>
                <text:p><text:s text:c="20"/>}</text:p>
              </text:list-item>
              <text:list-item>
                <text:p><text:s text:c="16"/>}</text:p>
              </text:list-item>
              <text:list-item>
                <text:p><text:s text:c="16"/>old_pts.resize(tracked);</text:p>
              </text:list-item>
              <text:list-item>
                <text:p><text:s text:c="16"/>new_pts.resize(tracked);</text:p>
              </text:list-item>
              <text:list-item>
                <text:p><text:s text:c="16"/>old_disp.resize(tracked);</text:p>
              </text:list-item>
              <text:list-item>
                <text:p><text:s text:c="16"/>cout&lt;&lt;"# tracked: <text:s text:c="6"/>\t"&lt;&lt;tracked&lt;&lt;endl;</text:p>
              </text:list-item>
              <text:list-item>
                <text:p><text:s text:c="12"/>}</text:p>
              </text:list-item>
              <text:list-item>
                <text:p><text:s text:c="12"/></text:p>
              </text:list-item>
              <text:list-item>
                <text:p><text:s text:c="12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//---------------Compute the relative camera pose--------------//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// 1. Calculate the 3D points</text:p>
              </text:list-item>
              <text:list-item>
                <text:p><text:s text:c="12"/>vector&lt;Point3f&gt; pts3d;</text:p>
              </text:list-item>
              <text:list-item>
                <text:p><text:s text:c="12"/>for (size_t i=0; i&lt;old_pts.size(); i++) {</text:p>
              </text:list-item>
              <text:list-item>
                <text:p><text:s text:c="16"/>float b_by_d = baseline / old_disp[i];</text:p>
              </text:list-item>
              <text:list-item>
                <text:p><text:s text:c="16"/>float Z = focal * b_by_d;</text:p>
              </text:list-item>
              <text:list-item>
                <text:p><text:s text:c="16"/>float X = (old_pts[i].x-pp.x) * b_by_d;</text:p>
              </text:list-item>
              <text:list-item>
                <text:p><text:s text:c="16"/>float Y = (old_pts[i].y-pp.y) * b_by_d;</text:p>
              </text:list-item>
              <text:list-item>
                <text:p><text:s text:c="16"/>pts3d.push_back(Point3f(X,Y,Z));</text:p>
              </text:list-item>
              <text:list-item>
                <text:p><text:s text:c="12"/>}</text:p>
              </text:list-item>
              <text:list-item>
                <text:p><text:s text:c="12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 text:c="2"/>// 2. Ransac p3p</text:p>
              </text:list-item>
              <text:list-item>
                <text:p><text:s text:c="12"/>Mat rvec, tvec;</text:p>
              </text:list-item>
              <text:list-item>
                <text:p><text:s text:c="12"/>vector&lt;int&gt; inliers;</text:p>
              </text:list-item>
              <text:list-item>
                <text:p><text:s text:c="12"/>solvePnPRansac(pts3d, new_pts, cam_mat, Mat(), rvec, tvec, false, 500, 2.0f, 0.999, inliers, SOLVEPNP_ITERATIVE);</text:p>
              </text:list-item>
              <text:list-item>
                <text:p><text:s text:c="12"/>cout&lt;&lt;"# inliers: <text:s text:c="6"/>\t"&lt;&lt;inliers.size()&lt;&lt;endl;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 text:c="4"/>// 3. Reject outliers, PnP</text:p>
              </text:list-item>
              <text:list-item>
                <text:p><text:s text:c="12"/>size_t k=0;</text:p>
              </text:list-item>
              <text:list-item>
                <text:p><text:s text:c="12"/>for (size_t i=0; i&lt;inliers.size(); i++) {</text:p>
              </text:list-item>
              <text:list-item>
                <text:p><text:s text:c="16"/>pts3d[k] = pts3d[inliers[i]];</text:p>
              </text:list-item>
              <text:list-item>
                <text:p><text:s text:c="16"/>new_pts[k] = new_pts[inliers[i]];</text:p>
              </text:list-item>
              <text:list-item>
                <text:p><text:s text:c="16"/>k++;</text:p>
              </text:list-item>
              <text:list-item>
                <text:p><text:s text:c="12"/>}</text:p>
              </text:list-item>
              <text:list-item>
                <text:p><text:s text:c="12"/>pts3d.resize(k);</text:p>
              </text:list-item>
              <text:list-item>
                <text:p><text:s text:c="12"/>new_pts.resize(k);</text:p>
              </text:list-item>
              <text:list-item>
                <text:p><text:s text:c="10"/></text:p>
              </text:list-item>
              <text:list-item>
                <text:p><text:s text:c="12"/>solvePnP(pts3d, new_pts, cam_mat, Mat(), rvec, tvec);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 text:c="2"/>//--------------------------------------------------------------//</text:p>
              </text:list-item>
              <text:list-item>
                <text:p><text:s text:c="12"/>// Check the result, in case it's too bad.</text:p>
              </text:list-item>
              <text:list-item>
                <text:p><text:s text:c="12"/>// We assumes that :</text:p>
              </text:list-item>
              <text:list-item>
                <text:p><text:s text:c="12"/>// 1. The car mainly moves forward</text:p>
              </text:list-item>
              <text:list-item>
                <text:p><text:s text:c="12"/>// 2. Speed &lt; 35 m/s</text:p>
              </text:list-item>
              <text:list-item>
                <text:p><text:s text:c="12"/>// 3. The difference between previous&amp;current translation &lt; 1 m</text:p>
              </text:list-item>
              <text:list-item>
                <text:p><text:s text:c="12"/>if (numFrame &gt; start_frame+2) {</text:p>
              </text:list-item>
              <text:list-item>
                <text:p><text:s text:c="16"/>double tx = tvec.at&lt;double&gt;(0,0);</text:p>
              </text:list-item>
              <text:list-item>
                <text:p><text:s text:c="16"/>double ty = tvec.at&lt;double&gt;(1,0);</text:p>
              </text:list-item>
              <text:list-item>
                <text:p><text:s text:c="16"/>double tz = tvec.at&lt;double&gt;(2,0);</text:p>
              </text:list-item>
              <text:list-item>
                <text:p><text:s text:c="16"/>double oldtx = oldTvec.at&lt;double&gt;(0,0);</text:p>
              </text:list-item>
              <text:list-item>
                <text:p><text:s text:c="16"/>double oldty = oldTvec.at&lt;double&gt;(1,0);</text:p>
              </text:list-item>
              <text:list-item>
                <text:p><text:s text:c="16"/>double oldtz = oldTvec.at&lt;double&gt;(2,0);</text:p>
              </text:list-item>
              <text:list-item>
                <text:p><text:s text:c="16"/>double difft = sqrt(pow(tx-oldtx, 2) + pow(ty-oldty, 2) + pow(tz-oldtz, 2));</text:p>
              </text:list-item>
              <text:list-item>
                <text:p><text:s text:c="16"/>if (fabs(tx)&gt;0.5 || fabs(ty)&gt;0.5 || fabs(tz)&gt;3.5 || difft &gt; 1) {</text:p>
              </text:list-item>
              <text:list-item>
                <text:p><text:s text:c="20"/>rvec = oldRvec;</text:p>
              </text:list-item>
              <text:list-item>
                <text:p><text:s text:c="20"/>tvec = oldTvec;</text:p>
              </text:list-item>
              <text:list-item>
                <text:p><text:s text:c="16"/>}</text:p>
              </text:list-item>
              <text:list-item>
                <text:p><text:s text:c="12"/>}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 text:c="3"/>// Update oldRvec and oldTvec</text:p>
              </text:list-item>
              <text:list-item>
                <text:p><text:s text:c="12"/>oldRvec = rvec;</text:p>
              </text:list-item>
              <text:list-item>
                <text:p><text:s text:c="12"/>oldTvec = tvec;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/>// Update</text:p>
              </text:list-item>
              <text:list-item>
                <text:p><text:s text:c="8"/>old_img_l = img_l.clone();</text:p>
              </text:list-item>
              <text:list-item>
                <text:p><text:s text:c="8"/>old_pts = topPts;</text:p>
              </text:list-item>
              <text:list-item>
                <text:p><text:s text:c="8"/>old_disparity = disparity;</text:p>
              </text:list-item>
              <text:list-item>
                <text:p/>
              </text:list-item>
              <text:list-item>
                <text:p>End of loop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7T12:37:32.756174639</meta:creation-date>
    <dc:date>2016-12-07T13:48:07.354091806</dc:date>
    <meta:editing-duration>PT51M58S</meta:editing-duration>
    <meta:editing-cycles>27</meta:editing-cycles>
    <meta:generator>LibreOffice/5.1.4.2$Linux_X86_64 LibreOffice_project/10m0$Build-2</meta:generator>
    <meta:document-statistic meta:object-count="115"/>
  </office:meta>
</office:document-meta>
</file>